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erComponent.onMessageExchange( Message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PublisherComponent.get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ublisherComponent.getSub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setTopic( String to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setDemand( boolean de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ublisherComponent.getDe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erCompon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